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1" svg:font-family="'Courier New'"/>
    <style:font-face style:name="Symbol" svg:font-family="Symbol"/>
    <style:font-face style:name="Times New Roman" svg:font-family="'Times New Roman'"/>
    <style:font-face style:name="Wingdings" svg:font-family="Wingding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Div">
      <style:paragraph-properties style:writing-mode="lr-tb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Ul">
      <style:paragraph-properties fo:margin-top="0in" fo:margin-bottom="0.1945in" style:writing-mode="lr-tb"/>
    </style:style>
    <style:style style:name="P4" style:family="paragraph" style:parent-style-name="Standard">
      <style:paragraph-properties fo:margin-top="0in" fo:margin-bottom="0.1945in" style:writing-mode="lr-tb"/>
    </style:style>
    <style:style style:name="P5" style:family="paragraph" style:parent-style-name="Ol">
      <style:paragraph-properties fo:margin-top="0in" fo:margin-bottom="0.1945in" style:writing-mode="lr-tb"/>
    </style:style>
    <style:style style:name="P6" style:family="paragraph" style:parent-style-name="Li" style:list-style-name="LS1">
      <style:paragraph-properties fo:margin-top="0in" fo:margin-bottom="0in" style:writing-mode="lr-tb"/>
    </style:style>
    <style:style style:name="P7" style:family="paragraph" style:parent-style-name="Li" style:list-style-name="LS3">
      <style:paragraph-properties fo:margin-top="0in" fo:margin-bottom="0in" style:writing-mode="lr-tb"/>
    </style:style>
    <style:style style:name="P8" style:family="paragraph" style:parent-style-name="Li" style:list-style-name="LS4">
      <style:paragraph-properties fo:margin-top="0in" fo:margin-bottom="0in" style:writing-mode="lr-tb"/>
    </style:style>
    <style:style style:name="P9" style:family="paragraph" style:parent-style-name="Li" style:list-style-name="LS5">
      <style:paragraph-properties fo:margin-top="0in" fo:margin-bottom="0in" style:writing-mode="lr-tb"/>
    </style:style>
    <style:style style:name="P10" style:family="paragraph" style:parent-style-name="Li" style:list-style-name="LS6">
      <style:paragraph-properties fo:margin-top="0in" fo:margin-bottom="0in" style:writing-mode="lr-tb"/>
    </style:style>
    <style:style style:name="P11" style:family="paragraph" style:parent-style-name="Li" style:list-style-name="LS7">
      <style:paragraph-properties fo:margin-top="0in" fo:margin-bottom="0in" style:writing-mode="lr-tb"/>
    </style:style>
    <style:style style:name="P12" style:family="paragraph" style:parent-style-name="Li" style:list-style-name="LS8">
      <style:paragraph-properties fo:margin-top="0in" fo:margin-bottom="0in" style:writing-mode="lr-tb"/>
    </style:style>
    <style:style style:name="P13" style:family="paragraph" style:parent-style-name="Li" style:list-style-name="LS9">
      <style:paragraph-properties fo:margin-top="0in" fo:margin-bottom="0in" style:writing-mode="lr-tb"/>
    </style:style>
    <style:style style:name="P14" style:family="paragraph" style:parent-style-name="Li" style:list-style-name="LS10">
      <style:paragraph-properties fo:margin-top="0in" fo:margin-bottom="0in" style:writing-mode="lr-tb"/>
    </style:style>
    <style:style style:name="P15" style:family="paragraph" style:parent-style-name="Li" style:list-style-name="LS11">
      <style:paragraph-properties fo:margin-top="0in" fo:margin-bottom="0in" style:writing-mode="lr-tb"/>
    </style:style>
    <style:style style:name="P16" style:family="paragraph" style:parent-style-name="Li" style:list-style-name="LS12">
      <style:paragraph-properties fo:margin-top="0in" fo:margin-bottom="0in" style:writing-mode="lr-tb"/>
    </style:style>
    <style:style style:name="P17" style:family="paragraph" style:parent-style-name="Li" style:list-style-name="LS13">
      <style:paragraph-properties fo:margin-top="0in" fo:margin-bottom="0in" style:writing-mode="lr-tb"/>
    </style:style>
    <style:style style:name="P18" style:family="paragraph" style:parent-style-name="Li" style:list-style-name="LS14">
      <style:paragraph-properties fo:margin-top="0in" fo:margin-bottom="0in" style:writing-mode="lr-tb"/>
    </style:style>
    <style:style style:name="P19" style:family="paragraph" style:parent-style-name="Li" style:list-style-name="LS15">
      <style:paragraph-properties fo:margin-top="0in" fo:margin-bottom="0in" style:writing-mode="lr-tb"/>
    </style:style>
    <style:style style:name="P20" style:family="paragraph" style:parent-style-name="Li" style:list-style-name="LS16">
      <style:paragraph-properties fo:margin-top="0in" fo:margin-bottom="0in" style:writing-mode="lr-tb"/>
    </style:style>
    <style:style style:name="P21" style:family="paragraph" style:parent-style-name="Li" style:list-style-name="LS17">
      <style:paragraph-properties fo:margin-top="0in" fo:margin-bottom="0in" style:writing-mode="lr-tb"/>
    </style:style>
    <style:style style:name="P22" style:family="paragraph" style:parent-style-name="Li" style:list-style-name="LS18">
      <style:paragraph-properties fo:margin-top="0in" fo:margin-bottom="0in" style:writing-mode="lr-tb"/>
    </style:style>
    <style:style style:name="P23" style:family="paragraph" style:parent-style-name="Li" style:list-style-name="LS19">
      <style:paragraph-properties fo:margin-top="0in" fo:margin-bottom="0in" style:writing-mode="lr-tb"/>
    </style:style>
    <style:style style:name="P24" style:family="paragraph" style:parent-style-name="Li" style:list-style-name="LS23">
      <style:paragraph-properties fo:margin-top="0in" fo:margin-bottom="0in" style:writing-mode="lr-tb"/>
    </style:style>
    <style:style style:name="P25" style:family="paragraph" style:parent-style-name="Li" style:list-style-name="LS21">
      <style:paragraph-properties fo:margin-top="0in" fo:margin-bottom="0in" style:writing-mode="lr-tb"/>
    </style:style>
    <style:style style:name="P26" style:family="paragraph" style:parent-style-name="Li" style:list-style-name="LS24">
      <style:paragraph-properties fo:margin-top="0in" fo:margin-bottom="0in" style:writing-mode="lr-tb"/>
    </style:style>
    <style:style style:name="P27" style:family="paragraph" style:parent-style-name="Li" style:list-style-name="LS25">
      <style:paragraph-properties fo:margin-top="0in" fo:margin-bottom="0in" style:writing-mode="lr-tb"/>
    </style:style>
    <style:style style:name="P28" style:family="paragraph" style:parent-style-name="Li" style:list-style-name="LS26">
      <style:paragraph-properties fo:margin-top="0in" fo:margin-bottom="0in" style:writing-mode="lr-tb"/>
    </style:style>
    <style:style style:name="P29" style:family="paragraph" style:parent-style-name="Li" style:list-style-name="LS27">
      <style:paragraph-properties fo:margin-top="0in" fo:margin-bottom="0in" style:writing-mode="lr-tb"/>
    </style:style>
    <style:style style:name="P30" style:family="paragraph" style:parent-style-name="Li" style:list-style-name="LS28">
      <style:paragraph-properties fo:margin-top="0in" fo:margin-bottom="0in" style:writing-mode="lr-tb"/>
    </style:style>
    <style:style style:name="P31" style:family="paragraph" style:parent-style-name="Li" style:list-style-name="LS21">
      <style:paragraph-properties fo:margin-top="0in" fo:margin-bottom="0in" fo:background-color="#ffffff" style:writing-mode="lr-tb">
        <style:background-image/>
      </style:paragraph-properties>
    </style:style>
    <style:style style:name="P32" style:family="paragraph" style:parent-style-name="Li" style:list-style-name="LS22">
      <style:paragraph-properties fo:margin-top="0in" fo:margin-bottom="0in" fo:background-color="#ffffff" style:writing-mode="lr-tb">
        <style:background-image/>
      </style:paragraph-properties>
    </style:style>
    <style:style style:name="P33" style:family="paragraph" style:parent-style-name="Li" style:list-style-name="LS1">
      <style:paragraph-properties fo:margin-top="0in" fo:margin-bottom="0.1945in" style:writing-mode="lr-tb"/>
    </style:style>
    <style:style style:name="P34" style:family="paragraph" style:parent-style-name="Li" style:list-style-name="LS2">
      <style:paragraph-properties fo:margin-top="0in" fo:margin-bottom="0.1945in" style:writing-mode="lr-tb"/>
    </style:style>
    <style:style style:name="P35" style:family="paragraph" style:parent-style-name="Li" style:list-style-name="LS3">
      <style:paragraph-properties fo:margin-top="0in" fo:margin-bottom="0.1945in" style:writing-mode="lr-tb"/>
    </style:style>
    <style:style style:name="P36" style:family="paragraph" style:parent-style-name="Li" style:list-style-name="LS6">
      <style:paragraph-properties fo:margin-top="0in" fo:margin-bottom="0.1945in" style:writing-mode="lr-tb"/>
    </style:style>
    <style:style style:name="P37" style:family="paragraph" style:parent-style-name="Li" style:list-style-name="LS7">
      <style:paragraph-properties fo:margin-top="0in" fo:margin-bottom="0.1945in" style:writing-mode="lr-tb"/>
    </style:style>
    <style:style style:name="P38" style:family="paragraph" style:parent-style-name="Li" style:list-style-name="LS8">
      <style:paragraph-properties fo:margin-top="0in" fo:margin-bottom="0.1945in" style:writing-mode="lr-tb"/>
    </style:style>
    <style:style style:name="P39" style:family="paragraph" style:parent-style-name="Li" style:list-style-name="LS9">
      <style:paragraph-properties fo:margin-top="0in" fo:margin-bottom="0.1945in" style:writing-mode="lr-tb"/>
    </style:style>
    <style:style style:name="P40" style:family="paragraph" style:parent-style-name="Li" style:list-style-name="LS20">
      <style:paragraph-properties fo:margin-top="0in" fo:margin-bottom="0.1945in" style:writing-mode="lr-tb"/>
    </style:style>
    <style:style style:name="P41" style:family="paragraph" style:parent-style-name="Li" style:list-style-name="LS27">
      <style:paragraph-properties fo:margin-top="0in" fo:margin-bottom="0.1945in" style:writing-mode="lr-tb"/>
    </style:style>
    <style:style style:name="P42" style:family="paragraph" style:parent-style-name="Li" style:list-style-name="LS28">
      <style:paragraph-properties fo:margin-top="0in" fo:margin-bottom="0.1945in" style:writing-mode="lr-tb"/>
    </style:style>
    <style:style style:name="P43" style:family="paragraph" style:parent-style-name="Li" style:list-style-name="LS24">
      <style:paragraph-properties fo:margin-top="0in" fo:margin-bottom="0.1945in" fo:background-color="#ffffff" style:writing-mode="lr-tb">
        <style:background-image/>
      </style:paragraph-properties>
    </style:style>
    <style:style style:name="P44" style:family="paragraph" style:parent-style-name="Ol" style:list-style-name="LS8">
      <style:paragraph-properties fo:margin-top="0in" fo:margin-bottom="0in" style:writing-mode="lr-tb"/>
    </style:style>
    <style:style style:name="P45" style:family="paragraph" style:parent-style-name="Ul" style:master-page-name="Standard">
      <style:paragraph-properties style:page-number="auto" style:writing-mode="lr-tb"/>
    </style:style>
    <style:style style:name="P46" style:family="paragraph" style:parent-style-name="Ul" style:list-style-name="LS4">
      <style:paragraph-properties fo:margin-top="0in" fo:margin-bottom="0in" style:writing-mode="lr-tb"/>
    </style:style>
    <style:style style:name="P47" style:family="paragraph" style:parent-style-name="Ul" style:list-style-name="LS7">
      <style:paragraph-properties fo:margin-top="0in" fo:margin-bottom="0in" style:writing-mode="lr-tb"/>
    </style:style>
    <style:style style:name="P48" style:family="paragraph" style:parent-style-name="Ul" style:list-style-name="LS9">
      <style:paragraph-properties fo:margin-top="0in" fo:margin-bottom="0in" style:writing-mode="lr-tb"/>
    </style:style>
    <style:style style:name="P49" style:family="paragraph" style:parent-style-name="Ul" style:list-style-name="LS11">
      <style:paragraph-properties fo:margin-top="0in" fo:margin-bottom="0in" style:writing-mode="lr-tb"/>
    </style:style>
    <style:style style:name="P50" style:family="paragraph" style:parent-style-name="Ul" style:list-style-name="LS16">
      <style:paragraph-properties fo:margin-top="0in" fo:margin-bottom="0in" style:writing-mode="lr-tb"/>
    </style:style>
    <style:style style:name="P51" style:family="paragraph" style:parent-style-name="Ul" style:list-style-name="LS17">
      <style:paragraph-properties fo:margin-top="0in" fo:margin-bottom="0in" style:writing-mode="lr-tb"/>
    </style:style>
    <style:style style:name="P52" style:family="paragraph" style:parent-style-name="Ul" style:list-style-name="LS21">
      <style:paragraph-properties fo:margin-top="0in" fo:margin-bottom="0in" style:writing-mode="lr-tb"/>
    </style:style>
    <style:style style:name="P53" style:family="paragraph" style:parent-style-name="Ul" style:list-style-name="LS24">
      <style:paragraph-properties fo:margin-top="0in" fo:margin-bottom="0in" style:writing-mode="lr-tb"/>
    </style:style>
    <style:style style:name="P54" style:family="paragraph" style:parent-style-name="Ul" style:list-style-name="LS25">
      <style:paragraph-properties fo:margin-top="0in" fo:margin-bottom="0in" style:writing-mode="lr-tb"/>
    </style:style>
    <style:style style:name="P55" style:family="paragraph" style:parent-style-name="Ul" style:list-style-name="LS26">
      <style:paragraph-properties fo:margin-top="0in" fo:margin-bottom="0in" style:writing-mode="lr-tb"/>
    </style:style>
    <style:style style:name="P56" style:family="paragraph" style:parent-style-name="Ul" style:list-style-name="LS27">
      <style:paragraph-properties fo:margin-top="0in" fo:margin-bottom="0in" style:writing-mode="lr-tb"/>
    </style:style>
    <style:style style:name="P57" style:family="paragraph" style:parent-style-name="Ul" style:list-style-name="LS28">
      <style:paragraph-properties fo:margin-top="0in" fo:margin-bottom="0in" style:writing-mode="lr-tb"/>
    </style:style>
    <style:style style:name="P58" style:family="paragraph" style:parent-style-name="Ul" style:list-style-name="LS9">
      <style:paragraph-properties fo:margin-top="0in" fo:margin-bottom="0in" fo:background-color="#ffffff" style:writing-mode="lr-tb">
        <style:background-image/>
      </style:paragraph-properties>
    </style:style>
    <style:style style:name="P59" style:family="paragraph" style:parent-style-name="Ul" style:list-style-name="LS20">
      <style:paragraph-properties fo:margin-top="0in" fo:margin-bottom="0in" fo:background-color="#ffffff" style:writing-mode="lr-tb">
        <style:background-image/>
      </style:paragraph-properties>
    </style:style>
    <style:style style:name="P60" style:family="paragraph" style:parent-style-name="Ul" style:list-style-name="LS21">
      <style:paragraph-properties fo:margin-top="0in" fo:margin-bottom="0in" fo:background-color="#ffffff" style:writing-mode="lr-tb">
        <style:background-image/>
      </style:paragraph-properties>
    </style:style>
    <style:style style:name="P61" style:family="paragraph" style:parent-style-name="Ul" style:list-style-name="LS22">
      <style:paragraph-properties fo:margin-top="0in" fo:margin-bottom="0in" fo:background-color="#ffffff" style:writing-mode="lr-tb">
        <style:background-image/>
      </style:paragraph-properties>
    </style:style>
    <style:style style:name="P62" style:family="paragraph" style:parent-style-name="Ul" style:list-style-name="LS24">
      <style:paragraph-properties fo:margin-top="0in" fo:margin-bottom="0in" fo:background-color="#ffffff" style:writing-mode="lr-tb">
        <style:background-image/>
      </style:paragraph-properties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fo:background-color="#ff9900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ff" style:font-weight-asian="bold" style:font-weight-complex="bold"/>
    </style:style>
    <style:style style:name="T6" style:family="text">
      <style:text-properties fo:font-weight="bold" fo:background-color="#ff9900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3.5pt"/>
    </style:style>
    <style:style style:name="T9" style:family="text">
      <style:text-properties fo:font-size="13.5pt" fo:font-weight="bold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color="#999999"/>
    </style:style>
    <style:style style:name="T13" style:family="text">
      <style:text-properties fo:color="#ff9900"/>
    </style:style>
    <style:style style:name="T14" style:family="text">
      <style:text-properties fo:color="#ff9900" fo:font-weight="bold" style:font-weight-asian="bold" style:font-weight-complex="bold"/>
    </style:style>
    <style:style style:name="T15" style:family="text">
      <style:text-properties fo:color="#000000"/>
    </style:style>
    <style:style style:name="T16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line-break/><text:line-break/><text:line-break/><text:line-break/><text:line-break/><text:line-break/>pmcode78 = 78 model at 128 and 512 both are higher than they should be </text:p>
      <text:list xml:id="list739804080" text:style-name="LS1">
        <text:list-item>
          <text:p text:style-name="P6">maybe this has something to do with the h convention in the power spectrum analyzer? </text:p>
        </text:list-item>
        <text:list-item>
          <text:p text:style-name="P33">set logscale ; plot 'Spectrum.DAT' u 2:($5) w l,'Spectrum.DAT' u 2:($4) w l, '../../pmcode78/Spectrum.DAT' u 2:4 w l, './model-78-.8-1.dat' w l, '../../pmcode78/input78' w l, '../fi20-lr/Spectrum.DAT' u 2:5 w l </text:p>
        </text:list-item>
      </text:list>
      <text:p text:style-name="P3">ic78 </text:p>
      <text:list xml:id="list988300406" text:style-name="LS2">
        <text:list-item>
          <text:p text:style-name="P34">interpolated from the pm </text:p>
        </text:list-item>
      </text:list>
      <text:p text:style-name="P3">ic-CAMB/initpm78/i </text:p>
      <text:list xml:id="list1324697288" text:style-name="LS3">
        <text:list-item>
          <text:p text:style-name="P7">Contains the initialization power spectrum for the CAMB-ic. This is based on the same cosmology as the 78-fit, so the initial condition model is an interpolation of that fit. </text:p>
        </text:list-item>
        <text:list-item>
          <text:p text:style-name="P35">why did you run a CAMB version? just to check that the CAMB input was the same as the 78-fit? but why bother running throught and output fi20s? </text:p>
        </text:list-item>
      </text:list>
      <text:p text:style-name="P4"><text:span text:style-name="T1">---------------------</text:span><text:span text:style-name="T1"><text:line-break/></text:span><text:span text:style-name="T1">ALSO SEE ic-CAMB SAM_README for more</text:span> plots of grid and ts and interpolation<text:line-break/><text:span text:style-name="T1">---------------------</text:span><text:line-break/>check that the <text:span text:style-name="T3">output spectrum</text:span> equals the<text:span text:style-name="T3"> input model spectrum</text:span>. pmcode seems to actually fail this test, whereas mine looks good. </text:p>
      <text:p text:style-name="P1">**Need linear scale for true comp </text:p>
      <text:p text:style-name="P4"><text:span text:style-name="T4">from /lustre/sleitner/playing/ic78/</text:span><text:line-break/>set logscale ; plot 'fi20-lmr/Spectrum.DAT' u 2:($5) w l,'fi20-lmr/Spectrum.DAT' u 2:($4) w l, '../pmcode78/512/Spectrum.DAT' u 2:4 w l, 'fi20-lmr/model-78-.8-1.dat' w l, '../pmcode78/input78' w l, 'fi20-lr/Spectrum.DAT' u 2:5 w l<text:line-break/><text:line-break/>-------------<text:line-break/>check that the 78-fit transfer/Pk are close to CAMB transfer/PK<text:line-break/>check that the interpolation of the transfer by your readPk code matches the power spectrum.<text:line-break/><text:span text:style-name="T7">top lines</text:span> are comparison between the CAMB-transfer and the 78-fit transfer<text:line-break/><text:span text:style-name="T7">middle lines</text:span> are power spectra--<text:line-break/>from CAMB (initpm78 cyan), + from the interpolated CAMB (ic-CAMB/fi20/model... brown) from fit-78 (blue input78-512) and interpolated fit model (pink ic78/...)<text:line-break/>(ignore bottom lines for z&gt;0) </text:p>
      <text:p text:style-name="P1">THE INTERPOLATION SEEMS TO BE WORSE ON THE CYAN-&gt;BROWN, THAN BLUE-&gt;PINK?<text:line-break/>    NOTHING DIFFERENT ABOUT THE INTERPOLATION ROUTINES IN THE IC-CAMB dir    </text:p>
      <text:p text:style-name="P3"><text:soft-page-break/><text:span text:style-name="T4">from</text:span> <text:span text:style-name="T4">/lustre/sleitner/playing/pmcode78</text:span><text:line-break/>set logscale; plot '../initpm78/pm78_transfer_out.dat' w l, 'input78_transfer_out.dat' w l, 'input78-512' w l, '../ic78/fi20-hmr/model-78-.8-1.dat' w l,  '../initpm78/pm78_matterpower.dat' w lp,'../ic-CAMB/fi20-hmr/model-78-.8-1.dat' w lp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  <text:span text:style-name="T9">Massfunctions</text:span><text:span text:style-name="T8"> (all in dn=[h^3Mpc^-3] , dlog10M=[unitless])</text:span> </text:p>
      <text:list xml:id="list705559248" text:style-name="LS4">
        <text:list-item>
          <text:p text:style-name="P46"><text:span text:style-name="T3">analytical:</text:span> <text:span text:style-name="T4">asdf:~/massfunc/ehu/</text:span>ehmf.c   ./a.out [tags] </text:p>
          <text:list>
            <text:list-item>
              <text:p text:style-name="P46">./a.out usage: zred lftag costag sigma8 </text:p>
              <text:list>
                <text:list-item>
                  <text:p text:style-name="P8">lftag is not important for just generating massfunctions </text:p>
                </text:list-item>
              </text:list>
            </text:list-item>
          </text:list>
        </text:list-item>
        <text:list-item>
          <text:p text:style-name="P46"><text:span text:style-name="T3">numerical:</text:span><text:span text:style-name="T1">fulla</text:span><text:span text:style-name="T11">:</text:span><text:span text:style-name="T4">/lustre/sleitner/halo/HF/hlisttomf.awk  </text:span>  </text:p>
        </text:list-item>
      </text:list>
      <text:list xml:id="list1587042834" text:style-name="LS5">
        <text:list-item>
          <text:list>
            <text:list-item>
              <text:p text:style-name="P9">usage:  ./ hlisttomf.awk $inhlistfile $outmf boxh min-mass maxmass column# </text:p>
            </text:list-item>
          </text:list>
        </text:list-item>
      </text:list>
      <text:list xml:id="list10" text:style-name="LS4">
        <text:list-item>
          <text:p text:style-name="P46"><text:span text:style-name="T3">test: </text:span> </text:p>
        </text:list-item>
      </text:list>
      <text:list xml:id="list811981853" text:style-name="LS6">
        <text:list-item>
          <text:list>
            <text:list-item>
              <text:p text:style-name="P10">set logscale y;plot [9:15] '/home/sleitner/massfunc/ehu/output/mfunc-z0.0-sig0.80-wm5-hyd' u (log10($2)):($7), 'fromfulla/mf-9995' w l<text:line-break/></text:p>
            </text:list-item>
            <text:list-item>
              <text:p text:style-name="P10">set logscale y;plot [9:15] 'tmfunc-z1.0-sig0.90-l12-saw' u (log10($2)):($7), 'mf-of-hlist_0.5003.dat' w l </text:p>
            </text:list-item>
            <text:list-item>
              <text:p text:style-name="P10">set logscale y;plot [3:9]'outmf', 'tmfunc-z1.0-sig0.90-l12-saw' u (log10($2)):($7) </text:p>
            </text:list-item>
            <text:list-item>
              <text:p text:style-name="P10">set logscale y; plot [3:9]'outmf', 'massfunc/ehu/output/mfunc-z9.0-sig0.80-wm5-tes' u (log10($2)):($7) w l, 'massfunc/ehu/output/mfunc-z9.0-sig0.80-l80-tes' u (log10($2)):($7) w l, 'massfunc/ehu/output/mfunc-z1.0-sig0.80-l80-tes' u (log10($2)):($7) w l </text:p>
            </text:list-item>
            <text:list-item>
              <text:p text:style-name="P36">./a.out 1 tes l80 0.8 </text:p>
            </text:list-item>
          </text:list>
        </text:list-item>
      </text:list>
      <text:p text:style-name="P3">  <text:span text:style-name="T9"><text:line-break/></text:span><text:line-break/><text:line-break/><text:span text:style-name="T9">Spectra of Dark Matter:</text:span><text:span text:style-name="T9"> </text:span></text:p>
      <text:list xml:id="list546511886" text:style-name="LS7">
        <text:list-item>
          <text:p text:style-name="P47"><text:span text:style-name="T4">/lustre/sleitner/fft/spectra/allspec.cray </text:span>&lt;relative directory full of dph/dxv files&gt; </text:p>
          <text:list>
            <text:list-item>
              <text:p text:style-name="P11">outputs to power, doesn't recalculate if pk is already present </text:p>
            </text:list-item>
          </text:list>
        </text:list-item>
        <text:list-item>
          <text:p text:style-name="P37">diffpkz-inputsd.plt plots files in power/ with given seed and established directory structure </text:p>
        </text:list-item>
      </text:list>
      <text:p text:style-name="P5"><text:soft-page-break/><text:line-break/> <text:line-break/></text:p>
      <text:list xml:id="list1295552772" text:style-name="LS8">
        <text:list-item>
          <text:p text:style-name="P44">GIC and your ICs </text:p>
          <text:list>
            <text:list-item>
              <text:p text:style-name="P12">set logscale y; plot 'out/outcmf-hlist_sg4zm1h0-adiabatic-hr_a1.0118.dat-rc20.' u 3:2,'out/outcmf-hlist_sg4zm1h0-adiabatic-hr_a1.0015.dat-rc20.' u 3:2,'out/outcmf-hlist_s12zm1h0-128_a0.9995.dat-rc20.' u 3:2,'out/outcmf-hlist_s30zm1h0-128_a0.9995.dat-rc20.'  u 3:2 </text:p>
            </text:list-item>
            <text:list-item>
              <text:p text:style-name="P38">images in asdf:research/p3d/plots/gic-sic </text:p>
            </text:list-item>
          </text:list>
        </text:list-item>
      </text:list>
      <text:p text:style-name="P4"><text:line-break/><text:line-break/><text:line-break/> <text:line-break/><text:line-break/><text:line-break/>-----------------     <text:line-break/><text:line-break/>vg2kms = 50.0*boxh0 / (aexpn*ngrid) * sqrt(Om0)                                         &lt;--------hydro<text:line-break/>vg2kms = 100.0*boxh0 / (aexpn*ngrid)                                         &lt;--------NBODY<text:line-break/><text:line-break/>vhydro = 2./sqrt(Om0)*vnbody<text:line-break/>t_corr in hstart = 2./sqrt(Om0)<text:line-break/>in ART_Conversions you divide by aexpn later so v0 looks like it's missing an aexpn<text:line-break/><text:line-break/><text:line-break/> <text:line-break/><text:span text:style-name="T8">Steps for IC Generation [</text:span><text:span text:style-name="T9">lustre</text:span><text:span text:style-name="T8">]:</text:span></text:p>
      <text:list xml:id="list2167005957" text:style-name="LS9">
        <text:list-item>
          <text:p text:style-name="P48">See <text:span text:style-name="T12">par.cray,</text:span> initlevels.cray and ic.pbs </text:p>
          <text:list>
            <text:list-item>
              <text:p text:style-name="P13">use initlevels.cray for everything &lt;1024 </text:p>
            </text:list-item>
            <text:list-item>
              <text:p text:style-name="P48">for 1024: </text:p>
              <text:list>
                <text:list-item>
                  <text:p text:style-name="P48">Compile </text:p>
                  <text:list>
                    <text:list-item>
                      <text:p text:style-name="P13">link to the current defs etc files </text:p>
                    </text:list-item>
                    <text:list-item>
                      <text:p text:style-name="P13">make </text:p>
                    </text:list-item>
                  </text:list>
                </text:list-item>
                <text:list-item>
                  <text:p text:style-name="P48">use the interactive mode: </text:p>
                  <text:list text:style-name="LS10">
                    <text:list-item>
                      <text:p text:style-name="P14">&gt; initlevels.cray par fi20-hr/ </text:p>
                    </text:list-item>
                  </text:list>
                </text:list-item>
              </text:list>
            </text:list-item>
          </text:list>
        </text:list-item>
      </text:list>
      <text:list xml:id="list30" text:style-name="LS9">
        <text:list-item>
          <text:p text:style-name="P39"/>
        </text:list-item>
        <text:list-item>
          <text:p text:style-name="P13">(PMcrd_a.DAT, PMcrs0_a.dat are written/read in PMauxiliary.f) </text:p>
        </text:list-item>
        <text:list-item>
          <text:p text:style-name="P48">Parameter Change </text:p>
        </text:list-item>
      </text:list>
      <text:list xml:id="list1889496365" text:style-name="LS11">
        <text:list-item>
          <text:list>
            <text:list-item>
              <text:p text:style-name="P49">LR </text:p>
              <text:list>
                <text:list-item>
                  <text:p text:style-name="P15">constrained.h: Msub1=1 </text:p>
                </text:list-item>
                <text:list-item>
                  <text:p text:style-name="P15">a_def.h: #undef Restore_Constrained </text:p>
                </text:list-item>
                <text:list-item>
                  <text:p text:style-name="P15">PMparameters.h: 128x64 </text:p>
                </text:list-item>
              </text:list>
            </text:list-item>
            <text:list-item>
              <text:p text:style-name="P49">LMR </text:p>
              <text:list text:style-name="LS12">
                <text:list-item>
                  <text:p text:style-name="P16">constrained.h: Msub1=2 </text:p>
                </text:list-item>
                <text:list-item>
                  <text:p text:style-name="P16"><text:soft-page-break/>a_def.h: #define Restore_Constrained </text:p>
                </text:list-item>
                <text:list-item>
                  <text:p text:style-name="P16">PMparameters.h: 256x64 </text:p>
                </text:list-item>
              </text:list>
            </text:list-item>
          </text:list>
          <text:list>
            <text:list-item>
              <text:p text:style-name="P49">LMR </text:p>
              <text:list text:style-name="LS13">
                <text:list-item>
                  <text:p text:style-name="P17">constrained.h: Msub1=?4? </text:p>
                </text:list-item>
                <text:list-item>
                  <text:p text:style-name="P17">a_def.h: #define Restore_Constrained </text:p>
                </text:list-item>
                <text:list-item>
                  <text:p text:style-name="P17">PMparameters.h: 512x64 </text:p>
                </text:list-item>
              </text:list>
            </text:list-item>
          </text:list>
          <text:list>
            <text:list-item>
              <text:p text:style-name="P49">HR </text:p>
              <text:list text:style-name="LS14">
                <text:list-item>
                  <text:p text:style-name="P18">constrained.h: Msub1=?8? </text:p>
                </text:list-item>
                <text:list-item>
                  <text:p text:style-name="P18">a_def.h: #define Restore_Constrained </text:p>
                </text:list-item>
                <text:list-item>
                  <text:p text:style-name="P18">PMparameters.h: 1024x64 </text:p>
                </text:list-item>
              </text:list>
            </text:list-item>
          </text:list>
          <text:list>
            <text:list-item>
              <text:p text:style-name="P49">HYDRO </text:p>
              <text:list text:style-name="LS15">
                <text:list-item>
                  <text:p text:style-name="P19">hydroART/hstart/hstart.h modifies to correct number of particles </text:p>
                </text:list-item>
                <text:list-item>
                  <text:p text:style-name="P19">hydroART/hstart/hydrostart.cray makes the gas file from your particle initial conditions. </text:p>
                </text:list-item>
              </text:list>
            </text:list-item>
          </text:list>
        </text:list-item>
      </text:list>
      <text:list xml:id="list52" text:style-name="LS9">
        <text:list-item>
          <text:p text:style-name="P48"><text:span text:style-name="T14">PMmodels</text:span><text:span text:style-name="T13">  </text:span></text:p>
        </text:list-item>
      </text:list>
      <text:list xml:id="list784874655" text:style-name="LS16">
        <text:list-item>
          <text:list>
            <text:list-item>
              <text:p text:style-name="P50"><text:span text:style-name="T4">Implicit input</text:span> </text:p>
              <text:list>
                <text:list-item>
                  <text:p text:style-name="P20">model-wmap5-CAMB.dat </text:p>
                </text:list-item>
                <text:list-item>
                  <text:p text:style-name="P20">cosmology, initial redshift and box size are entered manually [i=1;if(i.eq.1)] </text:p>
                </text:list-item>
              </text:list>
            </text:list-item>
            <text:list-item>
              <text:p text:style-name="P50"><text:span text:style-name="T4">output</text:span> </text:p>
              <text:list text:style-name="LS17">
                <text:list-item>
                  <text:p text:style-name="P51">InStart.dat </text:p>
                  <text:list>
                    <text:list-item>
                      <text:p text:style-name="P21">delete spaces at the beginning of the line </text:p>
                    </text:list-item>
                  </text:list>
                </text:list-item>
              </text:list>
            </text:list-item>
          </text:list>
          <text:list>
            <text:list-item>
              <text:p text:style-name="P50"><text:span text:style-name="T4">copy</text:span> </text:p>
              <text:list text:style-name="LS18">
                <text:list-item>
                  <text:p text:style-name="P22">InStart.dat, model_wmap5_CAMB.dat </text:p>
                </text:list-item>
              </text:list>
            </text:list-item>
          </text:list>
        </text:list-item>
      </text:list>
      <text:list xml:id="list61" text:style-name="LS9">
        <text:list-item>
          <text:p text:style-name="P48"><text:span text:style-name="T14">PMstartCDM</text:span><text:span text:style-name="T13"> </text:span>&lt; lowres20-wmap5/lr5-InStart.dat </text:p>
        </text:list-item>
      </text:list>
      <text:list xml:id="list720511288" text:style-name="LS19">
        <text:list-item>
          <text:list>
            <text:list-item>
              <text:p text:style-name="P23">copy RESNEW.DAT, PMcrs0_a.dat, PMcrd_a.dat </text:p>
            </text:list-item>
            <text:list-item>
              <text:p text:style-name="P23">copy PHASE/gran1-ns12345-nr128.bin.out, PHASE/pgrid-nr128.bin.out </text:p>
            </text:list-item>
            <text:list-item>
              <text:p text:style-name="P23">copy constrained.h, a_defs.h, PMparameters.h </text:p>
            </text:list-item>
          </text:list>
        </text:list-item>
      </text:list>
      <text:list xml:id="list65" text:style-name="LS9">
        <text:list-item>
          <text:p text:style-name="P58"><text:span text:style-name="T4">PMpower</text:span> </text:p>
        </text:list-item>
      </text:list>
      <text:list xml:id="list777028828" text:style-name="LS20">
        <text:list-item>
          <text:list>
            <text:list-item>
              <text:p text:style-name="P59">copy Spectrum.DAT  </text:p>
              <text:list>
                <text:list-item>
                  <text:p text:style-name="P40"><text:span text:style-name="T15">compare spectrum to wmap5</text:span> </text:p>
                </text:list-item>
              </text:list>
            </text:list-item>
          </text:list>
        </text:list-item>
      </text:list>
      <text:p text:style-name="P2"/>
      <text:list xml:id="list2165298833" text:style-name="LS21">
        <text:list-item>
          <text:p text:style-name="P60">Zoom simulations: </text:p>
          <text:list>
            <text:list-item>
              <text:p text:style-name="P60">selcoords.x </text:p>
              <text:list>
                <text:list-item>
                  <text:p text:style-name="P31">c     Given a position in the box and a radius at some redshift z                                              <text:line-break/>c      select particles within this sphere and find the lagrangian                                             <text:line-break/>c      region corresponding to them at zinit. </text:p>
                </text:list-item>
                <text:list-item>
                  <text:p text:style-name="P31">Move Selcoords-*.DAT to the appropriate b20... folder </text:p>
                </text:list-item>
              </text:list>
            </text:list-item>
            <text:list-item>
              <text:p text:style-name="P31">modify zoom.cray </text:p>
            </text:list-item>
            <text:list-item>
              <text:p text:style-name="P52">samCRm3.f  </text:p>
              <text:list text:style-name="LS22">
                <text:list-item>
                  <text:p text:style-name="P32">NspecM can be modified. </text:p>
                </text:list-item>
                <text:list-item>
                  <text:p text:style-name="P32">c varying the ninpage would require different<text:line-break/>c getrow, different ireadnp, different </text:p>
                </text:list-item>
                <text:list-item>
                  <text:p text:style-name="P61">c and different recdat/xpar arrays </text:p>
                </text:list-item>
              </text:list>
              <text:list>
                <text:list-item text:style-override="LS23">
                  <text:p text:style-name="P24">reads appropriate particles from 0, 1, 2, level </text:p>
                </text:list-item>
                <text:list-item text:style-override="LS23">
                  <text:p text:style-name="P24"><text:soft-page-break/>selects region for refinement 1,2 etc  </text:p>
                </text:list-item>
                <text:list-item text:style-override="LS23">
                  <text:p text:style-name="P24">Particles are recorded in order from z,y,x so for a 2n level grid the 2n and 2n-1 particles replace the Nth 0-level. Given NROW it's easy to get a replacement. </text:p>
                </text:list-item>
                <text:list-item text:style-override="LS23">
                  <text:p text:style-name="P24">reorders particle file to be in appropriate order along with a header file with appropriates nsp() and wsp() </text:p>
                </text:list-item>
              </text:list>
            </text:list-item>
          </text:list>
        </text:list-item>
      </text:list>
      <text:list xml:id="list81" text:style-name="LS21">
        <text:list-item>
          <text:p text:style-name="P25"><text:span text:style-name="T4"> </text:span> </text:p>
        </text:list-item>
        <text:list-item>
          <text:p text:style-name="P52"><text:span text:style-name="T4">Zoom test:</text:span> </text:p>
        </text:list-item>
      </text:list>
      <text:list xml:id="list714946352" text:style-name="LS24">
        <text:list-item>
          <text:list>
            <text:list-item>
              <text:p text:style-name="P53">1)<text:span text:style-name="T4"> ic-all/initlevel.cray</text:span> Generate x&gt;=2 refinement levels  </text:p>
              <text:list>
                <text:list-item>
                  <text:p text:style-name="P26">alter NspecM for given # of refinements (probably buggy for !=3) </text:p>
                </text:list-item>
              </text:list>
            </text:list-item>
            <text:list-item>
              <text:p text:style-name="P53">2) <text:span text:style-name="T4">ic-all/zoom</text:span> </text:p>
              <text:list text:style-name="LS25">
                <text:list-item>
                  <text:p text:style-name="P54"><text:span text:style-name="T4">./zoom.x</text:span> generates DAT/zPMcrs  </text:p>
                  <text:list>
                    <text:list-item>
                      <text:p text:style-name="P54">from files in the <text:span text:style-name="T4">mask_control.dat</text:span> file </text:p>
                      <text:list>
                        <text:list-item>
                          <text:p text:style-name="P27">coordinates to refine are in <text:span text:style-name="T4">maskname=SelCoords.DAT </text:span>which is pointed to by the same control file 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>
            <text:list-item>
              <text:p text:style-name="P26">3) </text:p>
            </text:list-item>
            <text:list-item>
              <text:p text:style-name="P62">tonb/zoomnb/COMP/<text:span text:style-name="T4">pb.cray</text:span> runs pbin_to_ascii.F </text:p>
              <text:list text:style-name="LS26">
                <text:list-item>
                  <text:p text:style-name="P55"> converts some region of the particle file to ASCII </text:p>
                  <text:list>
                    <text:list-item>
                      <text:p text:style-name="P28">traditionally pbcan do this with a number of hlist files, but for zoom it does it just for the zPMcrs file. </text:p>
                    </text:list-item>
                    <text:list-item>
                      <text:p text:style-name="P28">sends highres.dat/medres.dat/maskout.txt (minlevel particles that are refined) to leda:region_plots </text:p>
                    </text:list-item>
                  </text:list>
                </text:list-item>
              </text:list>
            </text:list-item>
          </text:list>
          <text:list>
            <text:list-item>
              <text:p text:style-name="P43">splot [][][]'highres.dat','medres.dat' w p pal, 'maskout.txt' </text:p>
            </text:list-item>
          </text:list>
        </text:list-item>
      </text:list>
      <text:p text:style-name="P3"><text:line-break/><text:line-break/>start=.true. in control.dat if getargc =0 </text:p>
      <text:list xml:id="list668057567" text:style-name="LS27">
        <text:list-item>
          <text:p text:style-name="P29">init_run conducted in Start.F </text:p>
        </text:list-item>
        <text:list-item>
          <text:p text:style-name="P56">Step begins in ART_Step.F </text:p>
          <text:list>
            <text:list-item>
              <text:p text:style-name="P41">Density is Assigned </text:p>
            </text:list-item>
          </text:list>
        </text:list-item>
      </text:list>
      <text:p text:style-name="P3"><text:line-break/> <text:line-break/><text:line-break/><text:line-break/>Refinement:  (checking with <text:span text:style-name="T4">jet:/hom</text:span><text:span text:style-name="T5">e/andrey/L6RT</text:span><text:span text:style-name="T16">)</text:span> </text:p>
      <text:list xml:id="list1865917027" text:style-name="LS28">
        <text:list-item>
          <text:p text:style-name="P30"><text:span text:style-name="T4">Start.F</text:span> </text:p>
        </text:list-item>
        <text:list-item>
          <text:p text:style-name="P57"><text:span text:style-name="T3">      const =  (1.0 - Omb0/Om0)</text:span><text:line-break/><text:span text:style-name="T3">      constb = Omb0/Om0</text:span><text:line-break/><text:span text:style-name="T3">      const = wpar(1)</text:span> <text:span text:style-name="T6">!</text:span><text:span text:style-name="T2">this should be the 1</text:span><text:span text:style-name="T6">-level weight?</text:span> max mass res.<text:line-break/><text:span text:style-name="T3">c                                                                                                                                                            </text:span><text:line-break/><text:span text:style-name="T3">      trho(MinLevel) = 32.0*const</text:span>    !<text:span text:style-name="T4">2</text:span><text:line-break/><text:span text:style-name="T3">      tbmass(MinLevel) = 1.0*constb</text:span><text:line-break/><text:span text:style-name="T3">      trho(MinLevel+1) = 16.0*const</text:span>  !<text:span text:style-name="T4">2</text:span><text:line-break/><text:span text:style-name="T3">      tbmass(MinLevel+1) = 1.0*constb</text:span><text:line-break/><text:soft-page-break/><text:line-break/><text:span text:style-name="T3">      do Level = 2 , Maxlevel</text:span><text:line-break/><text:span text:style-name="T3">        trho(Level)  = const *2.</text:span><text:line-break/><text:span text:style-name="T3">        tbmass(Level) = constb *1.0</text:span><text:line-break/><text:span text:style-name="T3">        write(iOut,*) 'L =',Level,' trho(L) =',trho(Level),</text:span><text:line-break/><text:span text:style-name="T3">     &amp;             ' trhog(L)=',tbmass(Level)</text:span><text:line-break/><text:span text:style-name="T3">      enddo</text:span> </text:p>
          <text:list>
            <text:list-item>
              <text:p text:style-name="P57"><text:span text:style-name="T4">ART_Modify</text:span>: </text:p>
              <text:list>
                <text:list-item>
                  <text:p text:style-name="P42">CheckRefinementMask defines the region where refinement happens (vnw(1,idcell)&gt;1?) </text:p>
                </text:list-item>
              </text:list>
            </text:list-item>
          </text:list>
        </text:list-item>
      </text:list>
      <text:p text:style-name="P2">read(20,*)<text:line-break/>irefdummy, w_ref(iref), floor_ref(iref), lmin_ref(iref), lmax_ref(iref)<text:line-break/><text:line-break/>1                 1.                0.1            0                    256<text:line-break/>2                 0.                0.1            2                    256<text:line-break/>3                 0.                0.1            2                      9<text:line-break/>4                 0.                0.1            2                     9<text:line-break/>5                 0.                0.1            2                    9<text:line-break/>6                 0.                0.1            2                     9<text:line-break/>7                 0.                0.1            2                    9<text:line-break/>8                 0.                0.1            4                    256<text:line-break/>9                 0.                0.1            2                    256<text:line-break/>10               0.                0.1            2                    256<text:line-break/><text:line-break/>c -----------------------------------------------<text:line-break/>subroutine Mark_Refinement_Indicators ( Level )<text:line-break/><text:span text:style-name="T10">c ----------------------------------------------- </text:span><text:line-break/><text:line-break/><text:span text:style-name="T10">if level between min and max refinement levels lrefok(iref) = .true.</text:span><text:line-break/><text:span text:style-name="T10">w_ref(1)=1 but all others are 0</text:span><text:line-break/><text:line-break/><text:span text:style-name="T10">vnw(1,icell1) = min( ref(ic1)/trho(Minlevel), w_ref(1))</text:span><text:line-break/><text:span text:style-name="T10">w_ref(2)=0 refinement  not based on gas/baryon density (tbmass)</text:span><text:line-break/><text:span text:style-name="T10">w_ref(8)=0 refinement  not based on jeans length (w_jeans)</text:span><text:line-break/><text:span text:style-name="T10">w_ref(9)=0 refinement  not based on dmbar (tphi)</text:span><text:line-break/><text:span text:style-name="T10">w_ref(10)=0 refinement not based on refinement by all particle species except 1</text:span><text:line-break/><text:span text:style-name="T10">w_ref(3-7)=0 refinement not based on gradients (shocks, contact-disc, grad-rho, grad-Pressure, grad-entropy)</text:span><text:line-break/><text:line-break/><text:line-break/>c ----------------------------------------<text:line-break/>subroutine CheckHardRefinementMask ( Level )<text:line-break/>c ----------------------------------------<text:line-break/>IF CELL OUTSIDE OF SPECIFIED REGION DON'T refine!<text:line-break/>if ( (xcell .lt. xrefmin) .or. (xcell .gt. xrefmax) .or.<text:line-break/>&amp; (ycell .lt. yrefmin) .or. (ycell .gt. yrefmax) .or.<text:line-break/>&amp; (zcell .lt. zrefmin) .or. (zcell .gt. zrefmax) ) then<text:line-break/>vnw(1,idc) = 0.<text:line-break/>endif<text:line-break/><text:soft-page-break/><text:line-break/>ART_Control.DAT:<text:line-break/>read (20,*) xrefmin, xrefmax<text:line-break/>read (20,*) yrefmin, yrefmax<text:line-break/>read (20,*) zrefmin, zrefmax<text:line-break/><text:line-break/><text:line-break/>Also, inside lUseMask there's some crap using iMask, with the and() function<text:line-break/><text:line-break/>===================================================================<text:line-break/>SPECIFY XREFMIN/XREFMAX using the species greater than 1!   :<text:line-break/><text:line-break/>       <text:line-break/>        xrefmin = 129.<text:line-break/>        xrefmax = 1.<text:line-break/>        yrefmin = 129.<text:line-break/>        yrefmax = 1.<text:line-break/>        zrefmin = 129.<text:line-break/>        zrefmax = 1.<text:line-break/>        do i = 2 , nspecies<text:line-break/>        do ic1 = nsp(i,1) , nsp(i,2)<text:line-break/>           if ( x(ic1) .lt. xrefmin ) xrefmin = x(ic1)<text:line-break/>           if ( x(ic1) .gt. xrefmax ) xrefmax = x(ic1)<text:line-break/>           if ( y(ic1) .lt. yrefmin ) yrefmin = y(ic1)<text:line-break/>           if ( y(ic1) .gt. yrefmax ) yrefmax = y(ic1)<text:line-break/>           if ( z(ic1) .lt. zrefmin ) zrefmin = z(ic1)<text:line-break/>           if ( z(ic1) .gt. zrefmax ) zrefmax = z(ic1)<text:line-break/>        enddo<text:line-break/>        enddo<text:line-break/>        write(*,*) 'xrefmin,max =',xrefmin,xrefmax<text:line-break/>        write(*,*) 'yrefmin,max =',yrefmin,yrefmax<text:line-break/>        write(*,*) 'zrefmin,max =',zrefmin,zrefmax<text:line-break/><text:line-break/><text:line-break/><text:line-break/>or fix gnedin's requirements ( w_ref(10) ) to what you need<text:line-break/> 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1" svg:font-family="'Courier New'"/>
    <style:font-face style:name="Symbol" svg:font-family="Symbol"/>
    <style:font-face style:name="Times New Roman" svg:font-family="'Times New Roman'"/>
    <style:font-face style:name="Wingdings" svg:font-family="Wingding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Liberation Serif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orphans="2" fo:widows="2" fo:text-indent="0in" style:auto-text-indent="false" fo:background-color="#ffffff">
        <style:background-image/>
      </style:paragraph-properties>
      <style:text-properties fo:color="#000000" style:font-name="Times New Roman" fo:font-size="12pt" fo:background-color="#ffffff" style:font-name-asian="Times New Roman" style:font-size-asian="12pt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default-outline-level="1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Times New Roman" fo:font-size="18pt" fo:font-weight="bold" fo:background-color="#ffffff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Times New Roman" fo:font-size="14pt" fo:font-style="italic" fo:font-weight="bold" fo:background-color="#ffffff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Times New Roman" fo:font-size="12pt" fo:font-weight="bold" fo:background-color="#ffffff" style:font-name-asian="Times New Roman" style:font-size-asian="13pt" style:font-weight-asian="bold" style:font-name-complex="Times New Roman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Times New Roman" fo:font-size="10pt" fo:font-weight="bold" fo:background-color="#ffffff" style:font-name-asian="Times New Roman" style:font-size-asian="14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0626in" fo:margin-right="0.0626in" fo:margin-top="0.0626in" fo:margin-bottom="0.0626in" fo:text-indent="0in" style:auto-text-indent="false" fo:background-color="#ffffff">
        <style:background-image/>
      </style:paragraph-properties>
      <style:text-properties fo:color="#000000" style:font-name="Times New Roman" fo:font-size="8pt" fo:font-style="italic" fo:font-weight="bold" fo:background-color="#ffffff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0626in" fo:margin-right="0.0626in" fo:margin-top="0.0626in" fo:margin-bottom="0.0626in" fo:text-indent="0in" style:auto-text-indent="false" fo:background-color="#ffffff">
        <style:background-image/>
      </style:paragraph-properties>
      <style:text-properties fo:color="#000000" style:font-name="Times New Roman" fo:font-size="8pt" fo:font-weight="bold" fo:background-color="#ffffff" style:font-name-asian="Times New Roman" style:font-size-asian="11pt" style:font-weight-asian="bold" style:font-name-complex="Times New Roman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in" fo:margin-bottom="0in"/>
      <style:text-properties fo:background-color="#ffffff"/>
    </style:style>
    <style:style style:name="Div_5f_google_5f_header" style:display-name="Div_google_header" style:family="paragraph" style:parent-style-name="Div">
      <style:paragraph-properties fo:background-color="#ffffff">
        <style:background-image/>
      </style:paragraph-properties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footnote-marker-highlight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comment-green" style:family="paragraph" style:parent-style-name="Standard">
      <style:paragraph-properties fo:background-color="#d7ffd7">
        <style:background-image/>
      </style:paragraph-properties>
      <style:text-properties fo:background-color="#d7ffd7"/>
    </style:style>
    <style:style style:name="writely-footnote-marker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in" fo:margin-bottom="0in"/>
      <style:text-properties fo:background-color="#ffffff"/>
    </style:style>
    <style:style style:name="Option" style:family="paragraph" style:parent-style-name="Standard">
      <style:paragraph-properties fo:margin-top="0in" fo:margin-bottom="0in"/>
      <style:text-properties fo:background-color="#ffffff"/>
    </style:style>
    <style:style style:name="writely-comment-purple" style:family="paragraph" style:parent-style-name="Standard">
      <style:paragraph-properties fo:background-color="#eed7ff">
        <style:background-image/>
      </style:paragraph-properties>
      <style:text-properties fo:background-color="#eed7ff"/>
    </style:style>
    <style:style style:name="Html_5f_pageview" style:display-name="Html_pageview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Ul" style:family="paragraph" style:parent-style-name="Standard">
      <style:paragraph-properties fo:margin-top="0in" fo:margin-bottom="0in"/>
      <style:text-properties fo:background-color="#ffffff"/>
    </style:style>
    <style:style style:name="writely-comment-yellow" style:family="paragraph" style:parent-style-name="Standard">
      <style:paragraph-properties fo:background-color="#ffffd7">
        <style:background-image/>
      </style:paragraph-properties>
      <style:text-properties fo:background-color="#ffffd7"/>
    </style:style>
    <style:style style:name="writely-comment-blue" style:family="paragraph" style:parent-style-name="Standard">
      <style:paragraph-properties fo:background-color="#d7ffff">
        <style:background-image/>
      </style:paragraph-properties>
      <style:text-properties fo:background-color="#d7ffff"/>
    </style:style>
    <style:style style:name="Select" style:family="paragraph" style:parent-style-name="Standard">
      <style:paragraph-properties fo:margin-top="0in" fo:margin-bottom="0in"/>
      <style:text-properties fo:background-color="#ffffff"/>
    </style:style>
    <style:style style:name="writely-comment-orange" style:family="paragraph" style:parent-style-name="Standard">
      <style:paragraph-properties fo:background-color="#ffe3c0">
        <style:background-image/>
      </style:paragraph-properties>
      <style:text-properties fo:background-color="#ffe3c0"/>
    </style:style>
    <style:style style:name="writely-comment-pink" style:family="paragraph" style:parent-style-name="Standard">
      <style:paragraph-properties fo:background-color="#ffd7ff">
        <style:background-image/>
      </style:paragraph-properties>
      <style:text-properties fo:background-color="#ffd7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0972in" fo:border="0.0102in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Div_5f_google_5f_footer" style:display-name="Div_google_footer" style:family="paragraph" style:parent-style-name="Div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in" fo:margin-bottom="0in"/>
      <style:text-properties fo:background-color="#ffffff"/>
    </style:style>
    <style:style style:name="writely-footnote-hide-selectio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in" fo:margin-bottom="0in"/>
      <style:text-properties fo:background-color="#ffffff"/>
    </style:style>
    <style:style style:name="Pre" style:family="paragraph" style:parent-style-name="Standard">
      <style:paragraph-properties fo:margin-left="0in" fo:margin-right="0in" fo:margin-top="0in" fo:margin-bottom="0in" fo:text-indent="0in" style:auto-text-indent="false" fo:background-color="#ffffff">
        <style:background-image/>
      </style:paragraph-properties>
      <style:text-properties style:font-name="Courier New1" fo:background-color="#ffffff" style:font-name-asian="Courier New1" style:font-name-complex="Courier New1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callout-data" style:family="paragraph" style:parent-style-name="Standard">
      <style:paragraph-properties fo:margin-left="-0.0102in" fo:margin-right="0in" fo:text-indent="0in" style:auto-text-indent="false" fo:background-color="#ffffff">
        <style:background-image/>
      </style:paragraph-properties>
      <style:text-properties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List1Level0" style:family="text">
      <style:text-properties style:font-name="Symbol"/>
    </style:style>
    <style:style style:name="List1Level1" style:family="text">
      <style:text-properties style:font-name="Courier New1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1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1"/>
    </style:style>
    <style:style style:name="List1Level8" style:family="text">
      <style:text-properties style:font-name="Wingdings"/>
    </style:style>
    <style:style style:name="List2Level0" style:family="text">
      <style:text-properties style:font-name="Symbol"/>
    </style:style>
    <style:style style:name="List2Level1" style:family="text">
      <style:text-properties style:font-name="Courier New1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1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1"/>
    </style:style>
    <style:style style:name="List2Level8" style:family="text">
      <style:text-properties style:font-name="Wingdings"/>
    </style:style>
    <style:style style:name="List3Level0" style:family="text">
      <style:text-properties style:font-name="Symbol"/>
    </style:style>
    <style:style style:name="List3Level1" style:family="text">
      <style:text-properties style:font-name="Courier New1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1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1"/>
    </style:style>
    <style:style style:name="List3Level8" style:family="text">
      <style:text-properties style:font-name="Wingdings"/>
    </style:style>
    <style:style style:name="List4Level0" style:family="text">
      <style:text-properties style:font-name="Symbol"/>
    </style:style>
    <style:style style:name="List4Level1" style:family="text">
      <style:text-properties style:font-name="Courier New1"/>
    </style:style>
    <style:style style:name="List4Level2" style:family="text">
      <style:text-properties style:font-name="Wingdings"/>
    </style:style>
    <style:style style:name="List4Level3" style:family="text">
      <style:text-properties style:font-name="Symbol"/>
    </style:style>
    <style:style style:name="List4Level4" style:family="text">
      <style:text-properties style:font-name="Courier New1"/>
    </style:style>
    <style:style style:name="List4Level5" style:family="text">
      <style:text-properties style:font-name="Wingdings"/>
    </style:style>
    <style:style style:name="List4Level6" style:family="text">
      <style:text-properties style:font-name="Symbol"/>
    </style:style>
    <style:style style:name="List4Level7" style:family="text">
      <style:text-properties style:font-name="Courier New1"/>
    </style:style>
    <style:style style:name="List4Level8" style:family="text">
      <style:text-properties style:font-name="Wingdings"/>
    </style:style>
    <style:style style:name="List5Level0" style:family="text">
      <style:text-properties style:font-name="Symbol"/>
    </style:style>
    <style:style style:name="List5Level1" style:family="text">
      <style:text-properties style:font-name="Courier New1"/>
    </style:style>
    <style:style style:name="List5Level2" style:family="text">
      <style:text-properties style:font-name="Wingdings"/>
    </style:style>
    <style:style style:name="List5Level3" style:family="text">
      <style:text-properties style:font-name="Symbol"/>
    </style:style>
    <style:style style:name="List5Level4" style:family="text">
      <style:text-properties style:font-name="Courier New1"/>
    </style:style>
    <style:style style:name="List5Level5" style:family="text">
      <style:text-properties style:font-name="Wingdings"/>
    </style:style>
    <style:style style:name="List5Level6" style:family="text">
      <style:text-properties style:font-name="Symbol"/>
    </style:style>
    <style:style style:name="List5Level7" style:family="text">
      <style:text-properties style:font-name="Courier New1"/>
    </style:style>
    <style:style style:name="List5Level8" style:family="text">
      <style:text-properties style:font-name="Wingdings"/>
    </style:style>
    <style:style style:name="List6Level0" style:family="text">
      <style:text-properties style:font-name="Symbol"/>
    </style:style>
    <style:style style:name="List6Level1" style:family="text">
      <style:text-properties style:font-name="Courier New1"/>
    </style:style>
    <style:style style:name="List6Level2" style:family="text">
      <style:text-properties style:font-name="Wingdings"/>
    </style:style>
    <style:style style:name="List6Level3" style:family="text">
      <style:text-properties style:font-name="Symbol"/>
    </style:style>
    <style:style style:name="List6Level4" style:family="text">
      <style:text-properties style:font-name="Courier New1"/>
    </style:style>
    <style:style style:name="List6Level5" style:family="text">
      <style:text-properties style:font-name="Wingdings"/>
    </style:style>
    <style:style style:name="List6Level6" style:family="text">
      <style:text-properties style:font-name="Symbol"/>
    </style:style>
    <style:style style:name="List6Level7" style:family="text">
      <style:text-properties style:font-name="Courier New1"/>
    </style:style>
    <style:style style:name="List6Level8" style:family="text">
      <style:text-properties style:font-name="Wingdings"/>
    </style:style>
    <style:style style:name="List7Level0" style:family="text">
      <style:text-properties style:font-name="Symbol"/>
    </style:style>
    <style:style style:name="List7Level1" style:family="text">
      <style:text-properties style:font-name="Courier New1"/>
    </style:style>
    <style:style style:name="List7Level2" style:family="text">
      <style:text-properties style:font-name="Wingdings"/>
    </style:style>
    <style:style style:name="List7Level3" style:family="text">
      <style:text-properties style:font-name="Symbol"/>
    </style:style>
    <style:style style:name="List7Level4" style:family="text">
      <style:text-properties style:font-name="Courier New1"/>
    </style:style>
    <style:style style:name="List7Level5" style:family="text">
      <style:text-properties style:font-name="Wingdings"/>
    </style:style>
    <style:style style:name="List7Level6" style:family="text">
      <style:text-properties style:font-name="Symbol"/>
    </style:style>
    <style:style style:name="List7Level7" style:family="text">
      <style:text-properties style:font-name="Courier New1"/>
    </style:style>
    <style:style style:name="List7Level8" style:family="text">
      <style:text-properties style:font-name="Wingdings"/>
    </style:style>
    <style:style style:name="List9Level0" style:family="text">
      <style:text-properties style:font-name="Symbol"/>
    </style:style>
    <style:style style:name="List9Level1" style:family="text">
      <style:text-properties style:font-name="Courier New1"/>
    </style:style>
    <style:style style:name="List9Level2" style:family="text">
      <style:text-properties style:font-name="Wingdings"/>
    </style:style>
    <style:style style:name="List9Level3" style:family="text">
      <style:text-properties style:font-name="Symbol"/>
    </style:style>
    <style:style style:name="List9Level4" style:family="text">
      <style:text-properties style:font-name="Courier New1"/>
    </style:style>
    <style:style style:name="List9Level5" style:family="text">
      <style:text-properties style:font-name="Wingdings"/>
    </style:style>
    <style:style style:name="List9Level6" style:family="text">
      <style:text-properties style:font-name="Symbol"/>
    </style:style>
    <style:style style:name="List9Level7" style:family="text">
      <style:text-properties style:font-name="Courier New1"/>
    </style:style>
    <style:style style:name="List9Level8" style:family="text">
      <style:text-properties style:font-name="Wingdings"/>
    </style:style>
    <style:style style:name="List10Level0" style:family="text">
      <style:text-properties style:font-name="Symbol"/>
    </style:style>
    <style:style style:name="List10Level1" style:family="text">
      <style:text-properties style:font-name="Courier New1"/>
    </style:style>
    <style:style style:name="List10Level2" style:family="text">
      <style:text-properties style:font-name="Wingdings"/>
    </style:style>
    <style:style style:name="List10Level3" style:family="text">
      <style:text-properties style:font-name="Symbol"/>
    </style:style>
    <style:style style:name="List10Level4" style:family="text">
      <style:text-properties style:font-name="Courier New1"/>
    </style:style>
    <style:style style:name="List10Level5" style:family="text">
      <style:text-properties style:font-name="Wingdings"/>
    </style:style>
    <style:style style:name="List10Level6" style:family="text">
      <style:text-properties style:font-name="Symbol"/>
    </style:style>
    <style:style style:name="List10Level7" style:family="text">
      <style:text-properties style:font-name="Courier New1"/>
    </style:style>
    <style:style style:name="List10Level8" style:family="text">
      <style:text-properties style:font-name="Wingdings"/>
    </style:style>
    <style:style style:name="List11Level0" style:family="text">
      <style:text-properties style:font-name="Symbol"/>
    </style:style>
    <style:style style:name="List11Level1" style:family="text">
      <style:text-properties style:font-name="Courier New1"/>
    </style:style>
    <style:style style:name="List11Level2" style:family="text">
      <style:text-properties style:font-name="Wingdings"/>
    </style:style>
    <style:style style:name="List11Level3" style:family="text">
      <style:text-properties style:font-name="Symbol"/>
    </style:style>
    <style:style style:name="List11Level4" style:family="text">
      <style:text-properties style:font-name="Courier New1"/>
    </style:style>
    <style:style style:name="List11Level5" style:family="text">
      <style:text-properties style:font-name="Wingdings"/>
    </style:style>
    <style:style style:name="List11Level6" style:family="text">
      <style:text-properties style:font-name="Symbol"/>
    </style:style>
    <style:style style:name="List11Level7" style:family="text">
      <style:text-properties style:font-name="Courier New1"/>
    </style:style>
    <style:style style:name="List11Level8" style:family="text">
      <style:text-properties style:font-name="Wingdings"/>
    </style:style>
    <style:style style:name="List12Level0" style:family="text">
      <style:text-properties style:font-name="Symbol"/>
    </style:style>
    <style:style style:name="List12Level1" style:family="text">
      <style:text-properties style:font-name="Courier New1"/>
    </style:style>
    <style:style style:name="List12Level2" style:family="text">
      <style:text-properties style:font-name="Wingdings"/>
    </style:style>
    <style:style style:name="List12Level3" style:family="text">
      <style:text-properties style:font-name="Symbol"/>
    </style:style>
    <style:style style:name="List12Level4" style:family="text">
      <style:text-properties style:font-name="Courier New1"/>
    </style:style>
    <style:style style:name="List12Level5" style:family="text">
      <style:text-properties style:font-name="Wingdings"/>
    </style:style>
    <style:style style:name="List12Level6" style:family="text">
      <style:text-properties style:font-name="Symbol"/>
    </style:style>
    <style:style style:name="List12Level7" style:family="text">
      <style:text-properties style:font-name="Courier New1"/>
    </style:style>
    <style:style style:name="List12Level8" style:family="text">
      <style:text-properties style:font-name="Wingdings"/>
    </style:style>
    <style:style style:name="List13Level0" style:family="text">
      <style:text-properties style:font-name="Symbol"/>
    </style:style>
    <style:style style:name="List13Level1" style:family="text">
      <style:text-properties style:font-name="Courier New1"/>
    </style:style>
    <style:style style:name="List13Level2" style:family="text">
      <style:text-properties style:font-name="Wingdings"/>
    </style:style>
    <style:style style:name="List13Level3" style:family="text">
      <style:text-properties style:font-name="Symbol"/>
    </style:style>
    <style:style style:name="List13Level4" style:family="text">
      <style:text-properties style:font-name="Courier New1"/>
    </style:style>
    <style:style style:name="List13Level5" style:family="text">
      <style:text-properties style:font-name="Wingdings"/>
    </style:style>
    <style:style style:name="List13Level6" style:family="text">
      <style:text-properties style:font-name="Symbol"/>
    </style:style>
    <style:style style:name="List13Level7" style:family="text">
      <style:text-properties style:font-name="Courier New1"/>
    </style:style>
    <style:style style:name="List13Level8" style:family="text">
      <style:text-properties style:font-name="Wingdings"/>
    </style:style>
    <style:style style:name="List14Level0" style:family="text">
      <style:text-properties style:font-name="Symbol"/>
    </style:style>
    <style:style style:name="List14Level1" style:family="text">
      <style:text-properties style:font-name="Courier New1"/>
    </style:style>
    <style:style style:name="List14Level2" style:family="text">
      <style:text-properties style:font-name="Wingdings"/>
    </style:style>
    <style:style style:name="List14Level3" style:family="text">
      <style:text-properties style:font-name="Symbol"/>
    </style:style>
    <style:style style:name="List14Level4" style:family="text">
      <style:text-properties style:font-name="Courier New1"/>
    </style:style>
    <style:style style:name="List14Level5" style:family="text">
      <style:text-properties style:font-name="Wingdings"/>
    </style:style>
    <style:style style:name="List14Level6" style:family="text">
      <style:text-properties style:font-name="Symbol"/>
    </style:style>
    <style:style style:name="List14Level7" style:family="text">
      <style:text-properties style:font-name="Courier New1"/>
    </style:style>
    <style:style style:name="List14Level8" style:family="text">
      <style:text-properties style:font-name="Wingdings"/>
    </style:style>
    <style:style style:name="List15Level0" style:family="text">
      <style:text-properties style:font-name="Symbol"/>
    </style:style>
    <style:style style:name="List15Level1" style:family="text">
      <style:text-properties style:font-name="Courier New1"/>
    </style:style>
    <style:style style:name="List15Level2" style:family="text">
      <style:text-properties style:font-name="Wingdings"/>
    </style:style>
    <style:style style:name="List15Level3" style:family="text">
      <style:text-properties style:font-name="Symbol"/>
    </style:style>
    <style:style style:name="List15Level4" style:family="text">
      <style:text-properties style:font-name="Courier New1"/>
    </style:style>
    <style:style style:name="List15Level5" style:family="text">
      <style:text-properties style:font-name="Wingdings"/>
    </style:style>
    <style:style style:name="List15Level6" style:family="text">
      <style:text-properties style:font-name="Symbol"/>
    </style:style>
    <style:style style:name="List15Level7" style:family="text">
      <style:text-properties style:font-name="Courier New1"/>
    </style:style>
    <style:style style:name="List15Level8" style:family="text">
      <style:text-properties style:font-name="Wingdings"/>
    </style:style>
    <style:style style:name="List16Level0" style:family="text">
      <style:text-properties style:font-name="Symbol"/>
    </style:style>
    <style:style style:name="List16Level1" style:family="text">
      <style:text-properties style:font-name="Courier New1"/>
    </style:style>
    <style:style style:name="List16Level2" style:family="text">
      <style:text-properties style:font-name="Wingdings"/>
    </style:style>
    <style:style style:name="List16Level3" style:family="text">
      <style:text-properties style:font-name="Symbol"/>
    </style:style>
    <style:style style:name="List16Level4" style:family="text">
      <style:text-properties style:font-name="Courier New1"/>
    </style:style>
    <style:style style:name="List16Level5" style:family="text">
      <style:text-properties style:font-name="Wingdings"/>
    </style:style>
    <style:style style:name="List16Level6" style:family="text">
      <style:text-properties style:font-name="Symbol"/>
    </style:style>
    <style:style style:name="List16Level7" style:family="text">
      <style:text-properties style:font-name="Courier New1"/>
    </style:style>
    <style:style style:name="List16Level8" style:family="text">
      <style:text-properties style:font-name="Wingdings"/>
    </style:style>
    <style:style style:name="List17Level0" style:family="text">
      <style:text-properties style:font-name="Symbol"/>
    </style:style>
    <style:style style:name="List17Level1" style:family="text">
      <style:text-properties style:font-name="Courier New1"/>
    </style:style>
    <style:style style:name="List17Level2" style:family="text">
      <style:text-properties style:font-name="Wingdings"/>
    </style:style>
    <style:style style:name="List17Level3" style:family="text">
      <style:text-properties style:font-name="Symbol"/>
    </style:style>
    <style:style style:name="List17Level4" style:family="text">
      <style:text-properties style:font-name="Courier New1"/>
    </style:style>
    <style:style style:name="List17Level5" style:family="text">
      <style:text-properties style:font-name="Wingdings"/>
    </style:style>
    <style:style style:name="List17Level6" style:family="text">
      <style:text-properties style:font-name="Symbol"/>
    </style:style>
    <style:style style:name="List17Level7" style:family="text">
      <style:text-properties style:font-name="Courier New1"/>
    </style:style>
    <style:style style:name="List17Level8" style:family="text">
      <style:text-properties style:font-name="Wingdings"/>
    </style:style>
    <style:style style:name="List18Level0" style:family="text">
      <style:text-properties style:font-name="Symbol"/>
    </style:style>
    <style:style style:name="List18Level1" style:family="text">
      <style:text-properties style:font-name="Courier New1"/>
    </style:style>
    <style:style style:name="List18Level2" style:family="text">
      <style:text-properties style:font-name="Wingdings"/>
    </style:style>
    <style:style style:name="List18Level3" style:family="text">
      <style:text-properties style:font-name="Symbol"/>
    </style:style>
    <style:style style:name="List18Level4" style:family="text">
      <style:text-properties style:font-name="Courier New1"/>
    </style:style>
    <style:style style:name="List18Level5" style:family="text">
      <style:text-properties style:font-name="Wingdings"/>
    </style:style>
    <style:style style:name="List18Level6" style:family="text">
      <style:text-properties style:font-name="Symbol"/>
    </style:style>
    <style:style style:name="List18Level7" style:family="text">
      <style:text-properties style:font-name="Courier New1"/>
    </style:style>
    <style:style style:name="List18Level8" style:family="text">
      <style:text-properties style:font-name="Wingdings"/>
    </style:style>
    <style:style style:name="List19Level0" style:family="text">
      <style:text-properties style:font-name="Symbol"/>
    </style:style>
    <style:style style:name="List19Level1" style:family="text">
      <style:text-properties style:font-name="Courier New1"/>
    </style:style>
    <style:style style:name="List19Level2" style:family="text">
      <style:text-properties style:font-name="Wingdings"/>
    </style:style>
    <style:style style:name="List19Level3" style:family="text">
      <style:text-properties style:font-name="Symbol"/>
    </style:style>
    <style:style style:name="List19Level4" style:family="text">
      <style:text-properties style:font-name="Courier New1"/>
    </style:style>
    <style:style style:name="List19Level5" style:family="text">
      <style:text-properties style:font-name="Wingdings"/>
    </style:style>
    <style:style style:name="List19Level6" style:family="text">
      <style:text-properties style:font-name="Symbol"/>
    </style:style>
    <style:style style:name="List19Level7" style:family="text">
      <style:text-properties style:font-name="Courier New1"/>
    </style:style>
    <style:style style:name="List19Level8" style:family="text">
      <style:text-properties style:font-name="Wingdings"/>
    </style:style>
    <style:style style:name="List20Level0" style:family="text">
      <style:text-properties style:font-name="Symbol"/>
    </style:style>
    <style:style style:name="List20Level1" style:family="text">
      <style:text-properties style:font-name="Courier New1"/>
    </style:style>
    <style:style style:name="List20Level2" style:family="text">
      <style:text-properties style:font-name="Wingdings"/>
    </style:style>
    <style:style style:name="List20Level3" style:family="text">
      <style:text-properties style:font-name="Symbol"/>
    </style:style>
    <style:style style:name="List20Level4" style:family="text">
      <style:text-properties style:font-name="Courier New1"/>
    </style:style>
    <style:style style:name="List20Level5" style:family="text">
      <style:text-properties style:font-name="Wingdings"/>
    </style:style>
    <style:style style:name="List20Level6" style:family="text">
      <style:text-properties style:font-name="Symbol"/>
    </style:style>
    <style:style style:name="List20Level7" style:family="text">
      <style:text-properties style:font-name="Courier New1"/>
    </style:style>
    <style:style style:name="List20Level8" style:family="text">
      <style:text-properties style:font-name="Wingdings"/>
    </style:style>
    <style:style style:name="List21Level0" style:family="text">
      <style:text-properties style:font-name="Symbol"/>
    </style:style>
    <style:style style:name="List21Level1" style:family="text">
      <style:text-properties style:font-name="Courier New1"/>
    </style:style>
    <style:style style:name="List21Level2" style:family="text">
      <style:text-properties style:font-name="Wingdings"/>
    </style:style>
    <style:style style:name="List21Level3" style:family="text">
      <style:text-properties style:font-name="Symbol"/>
    </style:style>
    <style:style style:name="List21Level4" style:family="text">
      <style:text-properties style:font-name="Courier New1"/>
    </style:style>
    <style:style style:name="List21Level5" style:family="text">
      <style:text-properties style:font-name="Wingdings"/>
    </style:style>
    <style:style style:name="List21Level6" style:family="text">
      <style:text-properties style:font-name="Symbol"/>
    </style:style>
    <style:style style:name="List21Level7" style:family="text">
      <style:text-properties style:font-name="Courier New1"/>
    </style:style>
    <style:style style:name="List21Level8" style:family="text">
      <style:text-properties style:font-name="Wingdings"/>
    </style:style>
    <style:style style:name="List22Level0" style:family="text">
      <style:text-properties style:font-name="Symbol"/>
    </style:style>
    <style:style style:name="List22Level1" style:family="text">
      <style:text-properties style:font-name="Courier New1"/>
    </style:style>
    <style:style style:name="List22Level2" style:family="text">
      <style:text-properties style:font-name="Wingdings"/>
    </style:style>
    <style:style style:name="List22Level3" style:family="text">
      <style:text-properties style:font-name="Symbol"/>
    </style:style>
    <style:style style:name="List22Level4" style:family="text">
      <style:text-properties style:font-name="Courier New1"/>
    </style:style>
    <style:style style:name="List22Level5" style:family="text">
      <style:text-properties style:font-name="Wingdings"/>
    </style:style>
    <style:style style:name="List22Level6" style:family="text">
      <style:text-properties style:font-name="Symbol"/>
    </style:style>
    <style:style style:name="List22Level7" style:family="text">
      <style:text-properties style:font-name="Courier New1"/>
    </style:style>
    <style:style style:name="List22Level8" style:family="text">
      <style:text-properties style:font-name="Wingdings"/>
    </style:style>
    <style:style style:name="List23Level0" style:family="text">
      <style:text-properties style:font-name="Symbol"/>
    </style:style>
    <style:style style:name="List23Level1" style:family="text">
      <style:text-properties style:font-name="Courier New1"/>
    </style:style>
    <style:style style:name="List23Level2" style:family="text">
      <style:text-properties style:font-name="Wingdings"/>
    </style:style>
    <style:style style:name="List23Level3" style:family="text">
      <style:text-properties style:font-name="Symbol"/>
    </style:style>
    <style:style style:name="List23Level4" style:family="text">
      <style:text-properties style:font-name="Courier New1"/>
    </style:style>
    <style:style style:name="List23Level5" style:family="text">
      <style:text-properties style:font-name="Wingdings"/>
    </style:style>
    <style:style style:name="List23Level6" style:family="text">
      <style:text-properties style:font-name="Symbol"/>
    </style:style>
    <style:style style:name="List23Level7" style:family="text">
      <style:text-properties style:font-name="Courier New1"/>
    </style:style>
    <style:style style:name="List23Level8" style:family="text">
      <style:text-properties style:font-name="Wingdings"/>
    </style:style>
    <style:style style:name="List24Level0" style:family="text">
      <style:text-properties style:font-name="Symbol"/>
    </style:style>
    <style:style style:name="List24Level1" style:family="text">
      <style:text-properties style:font-name="Courier New1"/>
    </style:style>
    <style:style style:name="List24Level2" style:family="text">
      <style:text-properties style:font-name="Wingdings"/>
    </style:style>
    <style:style style:name="List24Level3" style:family="text">
      <style:text-properties style:font-name="Symbol"/>
    </style:style>
    <style:style style:name="List24Level4" style:family="text">
      <style:text-properties style:font-name="Courier New1"/>
    </style:style>
    <style:style style:name="List24Level5" style:family="text">
      <style:text-properties style:font-name="Wingdings"/>
    </style:style>
    <style:style style:name="List24Level6" style:family="text">
      <style:text-properties style:font-name="Symbol"/>
    </style:style>
    <style:style style:name="List24Level7" style:family="text">
      <style:text-properties style:font-name="Courier New1"/>
    </style:style>
    <style:style style:name="List24Level8" style:family="text">
      <style:text-properties style:font-name="Wingdings"/>
    </style:style>
    <style:style style:name="List25Level0" style:family="text">
      <style:text-properties style:font-name="Symbol"/>
    </style:style>
    <style:style style:name="List25Level1" style:family="text">
      <style:text-properties style:font-name="Courier New1"/>
    </style:style>
    <style:style style:name="List25Level2" style:family="text">
      <style:text-properties style:font-name="Wingdings"/>
    </style:style>
    <style:style style:name="List25Level3" style:family="text">
      <style:text-properties style:font-name="Symbol"/>
    </style:style>
    <style:style style:name="List25Level4" style:family="text">
      <style:text-properties style:font-name="Courier New1"/>
    </style:style>
    <style:style style:name="List25Level5" style:family="text">
      <style:text-properties style:font-name="Wingdings"/>
    </style:style>
    <style:style style:name="List25Level6" style:family="text">
      <style:text-properties style:font-name="Symbol"/>
    </style:style>
    <style:style style:name="List25Level7" style:family="text">
      <style:text-properties style:font-name="Courier New1"/>
    </style:style>
    <style:style style:name="List25Level8" style:family="text">
      <style:text-properties style:font-name="Wingdings"/>
    </style:style>
    <style:style style:name="List26Level0" style:family="text">
      <style:text-properties style:font-name="Symbol"/>
    </style:style>
    <style:style style:name="List26Level1" style:family="text">
      <style:text-properties style:font-name="Courier New1"/>
    </style:style>
    <style:style style:name="List26Level2" style:family="text">
      <style:text-properties style:font-name="Wingdings"/>
    </style:style>
    <style:style style:name="List26Level3" style:family="text">
      <style:text-properties style:font-name="Symbol"/>
    </style:style>
    <style:style style:name="List26Level4" style:family="text">
      <style:text-properties style:font-name="Courier New1"/>
    </style:style>
    <style:style style:name="List26Level5" style:family="text">
      <style:text-properties style:font-name="Wingdings"/>
    </style:style>
    <style:style style:name="List26Level6" style:family="text">
      <style:text-properties style:font-name="Symbol"/>
    </style:style>
    <style:style style:name="List26Level7" style:family="text">
      <style:text-properties style:font-name="Courier New1"/>
    </style:style>
    <style:style style:name="List26Level8" style:family="text">
      <style:text-properties style:font-name="Wingdings"/>
    </style:style>
    <style:style style:name="List27Level0" style:family="text">
      <style:text-properties style:font-name="Symbol"/>
    </style:style>
    <style:style style:name="List27Level1" style:family="text">
      <style:text-properties style:font-name="Courier New1"/>
    </style:style>
    <style:style style:name="List27Level2" style:family="text">
      <style:text-properties style:font-name="Wingdings"/>
    </style:style>
    <style:style style:name="List27Level3" style:family="text">
      <style:text-properties style:font-name="Symbol"/>
    </style:style>
    <style:style style:name="List27Level4" style:family="text">
      <style:text-properties style:font-name="Courier New1"/>
    </style:style>
    <style:style style:name="List27Level5" style:family="text">
      <style:text-properties style:font-name="Wingdings"/>
    </style:style>
    <style:style style:name="List27Level6" style:family="text">
      <style:text-properties style:font-name="Symbol"/>
    </style:style>
    <style:style style:name="List27Level7" style:family="text">
      <style:text-properties style:font-name="Courier New1"/>
    </style:style>
    <style:style style:name="List27Level8" style:family="text">
      <style:text-properties style:font-name="Wingdings"/>
    </style:style>
    <style:style style:name="List28Level0" style:family="text">
      <style:text-properties style:font-name="Symbol"/>
    </style:style>
    <style:style style:name="List28Level1" style:family="text">
      <style:text-properties style:font-name="Courier New1"/>
    </style:style>
    <style:style style:name="List28Level2" style:family="text">
      <style:text-properties style:font-name="Wingdings"/>
    </style:style>
    <style:style style:name="List28Level3" style:family="text">
      <style:text-properties style:font-name="Symbol"/>
    </style:style>
    <style:style style:name="List28Level4" style:family="text">
      <style:text-properties style:font-name="Courier New1"/>
    </style:style>
    <style:style style:name="List28Level5" style:family="text">
      <style:text-properties style:font-name="Wingdings"/>
    </style:style>
    <style:style style:name="List28Level6" style:family="text">
      <style:text-properties style:font-name="Symbol"/>
    </style:style>
    <style:style style:name="List28Level7" style:family="text">
      <style:text-properties style:font-name="Courier New1"/>
    </style:style>
    <style:style style:name="List28Level8" style:family="text">
      <style:text-properties style:font-name="Wingdings"/>
    </style:style>
    <style:style style:name="List8Level0" style:family="text"/>
    <style:style style:name="List8Level1" style:family="text"/>
    <style:style style:name="List8Level2" style:family="text"/>
    <style:style style:name="List8Level3" style:family="text"/>
    <style:style style:name="List8Level4" style:family="text"/>
    <style:style style:name="List8Level5" style:family="text"/>
    <style:style style:name="List8Level6" style:family="text"/>
    <style:style style:name="List8Level7" style:family="text"/>
    <style:style style:name="List8Level8" style:family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2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2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2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2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2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2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2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2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3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3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3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3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3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3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3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3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4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4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4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4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4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4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4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4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5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5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5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5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5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5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5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5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6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6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6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6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6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6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6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6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7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7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7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7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7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7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7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7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25in" text:min-label-width="0.25in"/>
      </text:list-level-style-number>
      <text:list-level-style-number text:level="2" text:style-name="List8Level1" style:num-suffix="." style:num-format="1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9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9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9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9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9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9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9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9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0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0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0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0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0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0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0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0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1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1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1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1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1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1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1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1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2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2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2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2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2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2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2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2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bullet text:level="1" text:style-name="List13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3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3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3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3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3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3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3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3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4">
      <text:list-level-style-bullet text:level="1" text:style-name="List14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4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4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4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4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4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4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4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4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bullet text:level="1" text:style-name="List15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5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5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5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5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5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5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5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5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bullet text:level="1" text:style-name="List16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6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6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6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6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6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6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6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6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7">
      <text:list-level-style-bullet text:level="1" text:style-name="List17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7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7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7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7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7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7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7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7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bullet text:level="1" text:style-name="List18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8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8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8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8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8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8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8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8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bullet text:level="1" text:style-name="List19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9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9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9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9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9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9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9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9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bullet text:level="1" text:style-name="List20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20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20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20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20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20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20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20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20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bullet text:level="1" text:style-name="List21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21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21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21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21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21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21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21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21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bullet text:level="1" text:style-name="List22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22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22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22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22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22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22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22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22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23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23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23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23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23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23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23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23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24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24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24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24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24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24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24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24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bullet text:level="1" text:style-name="List25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25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25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25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25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25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25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25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25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bullet text:level="1" text:style-name="List26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26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26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26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26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26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26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26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26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bullet text:level="1" text:style-name="List27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27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27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27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27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27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27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27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27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bullet text:level="1" text:style-name="List28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28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28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28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28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28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28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28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28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Old IC tests</dc:title>
    <meta:initial-creator/>
    <dc:creator/>
    <meta:editing-cycles>0</meta:editing-cycles>
    <meta:document-statistic meta:table-count="0" meta:image-count="0" meta:object-count="0" meta:page-count="7" meta:paragraph-count="115" meta:word-count="1361" meta:character-count="11018"/>
  </office:meta>
</office:document-meta>
</file>